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but how.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cracker jack hacker she'd managed to pull off things which had costing others of lesser skill their lives. <text:s/>Hacking charge no judge no jury just you and forever darkness. <text:s/>She was a nervous wreck, what else could she be. Sucking coke smoking whatever came her way. Pimply <text:soft-page-break/>obese. <text:s text:c="3"/>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many more eyes watched. Perched across the alley a Raven peered and <text:soft-page-break/>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imploring accidental sun. <text:s/></text:p>
      <text:p text:style-name="P1"><text:tab/>The machines stopped everyday at 5pm. <text:s/>Cord sensed movement. Voices. <text:s/>200 hundred meters to the north cdrew closer. Cord had fallen a sleep. <text:s/>If he been on an FU patrol there would be an obvious an a hidden group. <text:s/>Nobody wanted to be in the obvious group. <text:s/>If you were a newbie on every patrol you'd be a sitting duck. Another group </text:p>
      <text:p text:style-name="P1"><text:soft-page-break/>usually two or three of the most experienced guys would be observers </text:p>
      <text:p text:style-name="P1">only slightly less vunerable than the pigeons. <text:s/>The crow had their methods too. <text:s/>The unspoken agreement between the Crow and the FU the margin were off limits. Each side gained something the FU—fubars as the crow called them—traded and recruited. Recruitment usually quite</text:p>
      <text:p text:style-name="P1">easy there was no food. <text:s/>Cord began to feel the hunger haven't not eaten for 36 hours. <text:s/>Good Fus ignored hunger the mission itself being <text:s/></text:p>
      <text:p text:style-name="P1">paramount. </text:p>
      <text:p text:style-name="P1">and the Crows wouldn't be exposed to the danger. <text:s/>This wasn't official policy. <text:s/>The crows alway compelled to root out terrorists irregardless of life and limb. <text:s/>However when the rubber met the road human nature called the shot. If inside the regulated zone fubars were shot on sight. Because the margins were being slowly destroyed it was only as matter of time before the Margins and the Fubar would be ceased to be an issue.</text:p>
      <text:p text:style-name="P1"><text:tab/>The group was gone. Cord angry for not watching. <text:s/>The whole area </text:p>
      <text:p text:style-name="P1">linked with a serious of under tunnels. Casper considered this idea to be a major strategic flaw. <text:s/>The black executive usually picked for politcal reasons rather then adding another blunder to their. <text:s/>One city in one province hardly mattered. <text:s/>But it did matter. <text:s/>Intel revealing why carpet bomb cities when hunger and pestilenece <text:s/>could <text:soft-page-break/>do the job better then an H-bomb anyway. <text:s/></text:p>
      <text:p text:style-name="P1"><text:tab/>“Besides the low life bastards would kill each other fighting for the few remaining scraps of job.</text:p>
      <text:p text:style-name="P1"><text:tab/>Cord's flashlight beam grew. <text:s/>He tossed a coin tails descending rain slicked concrete stairs. <text:s/>The concentration of rats below here could be counted on. <text:s/>The margin tribes hunted the tracks usually a little later on in the day. <text:s/>Several groups competed for the fat juicy rat before descending</text:p>
      <text:p text:style-name="P1">the street or the tube line beneath his feet. <text:s/>His flashlight under heavy use for the last 36 hours. <text:s/>He forgotten the goddamn batteries</text:p>
      <text:p text:style-name="P1">“shit”. </text:p>
      <text:p text:style-name="P1"><text:tab/>Cord began to feel his way along the walls stumbling went he come across an escape recess. <text:s/>Cord soon realized that the recess were slightly darker—if it was possible. <text:s/>Scurrying around his feet </text:p>
      <text:p text:style-name="P1">Cord could only imagine what was down there. The recently having attacked, were under the same pressure every other organism haunting or <text:s/>hunted these underground hell hole. <text:s/></text:p>
      <text:p text:style-name="P1"><text:tab/>He heard them before he saw, the light but it was already too late.<text:tab/></text:p>
      <text:p text:style-name="P1"><text:tab/>They'd recognized each other at once. Cord emerging from his head trauma induced sleep and Gorilla the lazy eyed giant, Cord had <text:soft-page-break/>assumed been KIA.</text:p>
      <text:p text:style-name="P1"><text:tab/>“Still here buddy but I don't how long you're going to be.”</text:p>
      <text:p text:style-name="P1"><text:tab/>“You could at least say hello before you slit my throat.”</text:p>
      <text:p text:style-name="P1"><text:tab/>Cord attempted humour cut short by the large bowie knife protruding from Gorilla left hip. <text:s/>Crossdraw</text:p>
      <text:p text:style-name="P1"><text:tab/>“I don't call the shots here. Lucky to exist at all, still with <text:tab/>the fuck you?”</text:p>
      <text:p text:style-name="P1"><text:tab/>“For now, right now I'm awol.”</text:p>
      <text:p text:style-name="P1"><text:tab/>“Figured as much.”</text:p>
      <text:p text:style-name="P1"><text:tab/>“When's the kangaroo court.”</text:p>
      <text:p text:style-name="P1"><text:tab/>“Already happend give you five minutes wanna a smoke.”</text:p>
      <text:p text:style-name="P1"><text:tab/>“I can't keep track of which group hates which groups fucking guts anymore.So fubar's the flavour of the week.”</text:p>
      <text:p text:style-name="P1"><text:tab/>“Uh uh just you”</text:p>
      <text:p text:style-name="P1"><text:tab/>“Me?”</text:p>
      <text:p text:style-name="P1"><text:tab/>“Just wait till you see who's in charge.”</text:p>
      <text:p text:style-name="P1"><text:tab/>Norris stepped out of the shadows. <text:s/>A few days ago he'd been Casper's Toronto captain. <text:s/>He usually put together the mission rosters. His face alway reminder of the darkness he held in check. </text:p>
      <text:p text:style-name="P1"><text:tab/>“I suppose if you returned now you might going on some special</text:p>
      <text:p text:style-name="P1"><text:s/>mission.”</text:p>
      <text:p text:style-name="P1"><text:soft-page-break/><text:tab/>“I alway's knew your were a bastard Norris why did ya do it? <text:s/>I thought you were tough to in order so the men could tough. <text:s/>For the cause for the cause.” <text:s/>Norris famous line you'll all been shown enough to survive any mission. <text:s/>Remember it's not the mission it's the man.</text:p>
      <text:p text:style-name="P1"><text:tab/>“So what kind of man are you, eh? <text:s/>What about the reason which you drove down” In the past if anyone had spoken to Norris they might find themselves face <text:s/>suffocating, sucking toxic muck. Tip of the iceberg his real menace dormant lying in wait. <text:s/>Cigarette smoke The moment preceding response. <text:s/>As a child his play mates, unwitting. <text:s/>He've been an excellent Gunnery Sergeant in any man's army. <text:s/>Seeking absolute crushing any dissent. <text:s/>Cord knew what to expect. All good psychopaths only deferring pleasure for only so long Morse coded energy. <text:s/>A secret language of the lost boys. <text:s/>The ones prizing freedom above all else. </text:p>
      <text:p text:style-name="P1">The ones seeing beyond the common man's enslaving morality damply freezing in recesses left by their master's boot print. <text:s/>Your heart must obey. <text:s/>It must goose step and choose only from those things over there. <text:s/>Choose only that which you can touch. The release boys wore of their faces when missions were canceled had never been mirror in Norris. <text:s/>Norris thin lips quick stepping ironic tension his driving <text:soft-page-break/>force. <text:s/>Perhaps the answer had always been there. <text:s/></text:p>
      <text:p text:style-name="P1"><text:tab/>His left fist struck Cord's right ballooning right temple cheek bone with prodigious force sprawling hurly burly chair, blood, spittle. Cord vomitted, dry heaved Norris astride rapid short breaths.</text:p>
      <text:p text:style-name="P1"><text:tab/>“I've been waiting for so long.”</text:p>
      <text:p text:style-name="P1"><text:tab/>Norris eyes blacken by his heart savagery held in check quickening breaths. Swirling Cord now beyond and within a latent </text:p>
      <text:p text:style-name="P1">brutality. His form wavering, lax. Cord's body awaiting instruction . Norris next imposition exploded Cord's breath cold concrete pain burrowing his body deeper into cold concrete <text:s/></text:p>
      <text:p text:style-name="P1"><text:tab/>Norris fat with compromise. <text:s/>preparing psychology preparing Cords looming leather fucking. <text:s/>Each kick an <text:s/>ellipsis under scoring Norris a savaage undertaking lying dormant inside his DNA for generations. <text:s/>Cord panting in a heap awaited. Gorilla. Spoke. <text:tab/>“Christ's sake kill 'em if you've gonna kill kill em.” <text:s/>Norris turning hissed his non compliance the moment before Cord's solid instep founded Norris's spanning spongey genitalia. Crippling crunching soprano collasped Norris's partial raised right boot. The force of Cord's connection leveraged Norris position in the clean operating table bearing the remenants of Cords tawny muck caked <text:soft-page-break/>elbows. <text:s/>He squealed again. <text:s/>The pain was impossible to endure. <text:s/>The surprise impossible to record. <text:s/>Watching it all Cord spoke out within his own savaged hatred of unspeakable cruelly which had been Norris. <text:s/>Norris was gone. A blood caked something lay beneath rolling away from the slow moving impending train wreck. <text:s/></text:p>
      <text:p text:style-name="P1"/>
      <text:p text:style-name="P1"><text:s/></text:p>
      <text:p text:style-name="P1"><text:s/>to Most of. <text:s/>the young guys never came back. <text:s/>The technological advantage was too severe. The ones that did never looking into the eyes of the wounded. <text:s/>Cripples occupied the back ranks performing perfunctory duties until the shame of their</text:p>
      <text:p text:style-name="P1">personal burden drove them off, out there. <text:s/>Were they any different then the walking dead which Casper in his early year attemped to awaken. <text:s/>Norris was his first. <text:s/>The first to take the plunge to risk it all. Another dumpster. <text:s/>movement resulting in a gush above on his left brow. Despair one sees in others eyes. <text:s/>The city was being shrunk pushed in from three sides consolidated then dumped into the river. After all that was the plan. </text:p>
      <text:p text:style-name="P1"><text:tab/>There was no point in walking. Relentless system building rubble render swim crossing the river equal improbable. <text:s/>If they can mike the bridge they can mike the water. Drones brushed the surface <text:soft-page-break/>infrequently more intelligent ad lib drones travelling just below the speed of sound buzzed the river banks. <text:s/>debris disenfranchised size shah-tzu sized rats patrolling the shores. <text:s/>It was a good time for rats and early morning mist imparting hovering above the river imparting greenish hue. Cord wondered just how much shit could be dumped before the rivers was consumed became a delta fought for at night thermal goggled crows limboing halogen spots apprehending only the ones beaten by the fight. <text:s/>This was the mind of man. <text:s/>None of this could happen without the master apes broken down consent. Rituals of torpidity observed by sleek leopards <text:s/>disappearing those only already <text:s/>missing from the hearts of those closest to themselves. <text:s text:c="3"/></text:p>
      <text:p text:style-name="P1"><text:tab/>Everyone had a quota, especially the crows. <text:s/>The real game was how much could be removed from the thing, the heart before it was no longer itself. The hearts half life. <text:s/>Humanities infolding upon itself successive waves demoralizing then crushing almost at will as if man kind inherent self destructive awaited only the master's wand tap, tap tapping upon the lectern. <text:s/></text:p>
      <text:p text:style-name="P1"><text:tab/>The lost further mis-directed monitored. Broken bottles wet warped wind whipped cardboard repose at the base of an over stuffed dumpster. Over the shoulder order, toward the horizon chaos. Blown bits razor wire shards bespoke the thin line enforcing. In the end <text:soft-page-break/>even a technological juggernaut succumbing to the human heart, fear <text:s/>The zones enforce within a hou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 Belying Cord's concentration. Shooting sideways resulting in a goose egged sized welt above his left eye. His genius for geography coupled with fear. <text:s/>Further along the rat was theading the interstices of shadow and light finally drowning in the shadows of yet another dumpster. <text:s/>movement resulting in a gush above on his left brow. </text:p>
      <text:p text:style-name="P1"><text:tab/>Brown hair</text:p>
      <text:p text:style-name="P1"><text:s/></text:p>
      <text:p text:style-name="P1"/>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9T16:59:29</dc:date>
    <dc:creator>Fred Hudson</dc:creator>
    <meta:editing-duration>P6DT22H14M33S</meta:editing-duration>
    <meta:editing-cycles>13</meta:editing-cycles>
    <meta:generator>OpenOffice.org/3.3$Unix OpenOffice.org_project/330m20$Build-9567</meta:generator>
    <meta:document-statistic meta:table-count="0" meta:image-count="0" meta:object-count="0" meta:page-count="11" meta:paragraph-count="61" meta:word-count="2245" meta:character-count="13319"/>
  </office:meta>
</office:document-meta>
</file>